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8ec7" officeooo:paragraph-rsid="001c8ec7"/>
    </style:style>
    <style:style style:name="P2" style:family="paragraph" style:parent-style-name="Standard">
      <style:text-properties fo:font-weight="bold" officeooo:rsid="0028209b" officeooo:paragraph-rsid="001df4a6" style:font-weight-asian="bold" style:font-weight-complex="bold"/>
    </style:style>
    <style:style style:name="P3" style:family="paragraph" style:parent-style-name="Standard">
      <style:text-properties fo:font-weight="bold" officeooo:rsid="000a0e8c" officeooo:paragraph-rsid="001df4a6" style:font-weight-asian="bold" style:font-weight-complex="bold"/>
    </style:style>
    <style:style style:name="P4" style:family="paragraph" style:parent-style-name="Standard">
      <style:text-properties fo:font-weight="bold" officeooo:rsid="000b96c1" officeooo:paragraph-rsid="001df4a6" style:font-weight-asian="bold" style:font-weight-complex="bold"/>
    </style:style>
    <style:style style:name="P5" style:family="paragraph" style:parent-style-name="Standard">
      <style:text-properties fo:font-weight="bold" officeooo:rsid="0011a7bc" officeooo:paragraph-rsid="001df4a6" style:font-weight-asian="bold" style:font-weight-complex="bold"/>
    </style:style>
    <style:style style:name="P6" style:family="paragraph" style:parent-style-name="Standard">
      <style:text-properties fo:font-weight="bold" officeooo:rsid="0015b975" officeooo:paragraph-rsid="001df4a6" style:font-weight-asian="bold" style:font-weight-complex="bold"/>
    </style:style>
    <style:style style:name="P7" style:family="paragraph" style:parent-style-name="Standard">
      <style:text-properties fo:font-weight="bold" officeooo:rsid="001c21fb" officeooo:paragraph-rsid="001df4a6" style:font-weight-asian="bold" style:font-weight-complex="bold"/>
    </style:style>
    <style:style style:name="P8" style:family="paragraph" style:parent-style-name="Standard">
      <style:text-properties fo:font-weight="bold" officeooo:rsid="001ee040" officeooo:paragraph-rsid="001df4a6" style:font-weight-asian="bold" style:font-weight-complex="bold"/>
    </style:style>
    <style:style style:name="P9" style:family="paragraph" style:parent-style-name="Standard">
      <style:text-properties fo:font-weight="bold" officeooo:rsid="0022d112" officeooo:paragraph-rsid="001df4a6" style:font-weight-asian="bold" style:font-weight-complex="bold"/>
    </style:style>
    <style:style style:name="P10" style:family="paragraph" style:parent-style-name="Standard">
      <style:text-properties fo:font-weight="bold" officeooo:rsid="0026950c" officeooo:paragraph-rsid="001df4a6" style:font-weight-asian="bold" style:font-weight-complex="bold"/>
    </style:style>
    <style:style style:name="P11" style:family="paragraph" style:parent-style-name="Standard">
      <style:text-properties fo:font-weight="bold" officeooo:rsid="0027bd3f" officeooo:paragraph-rsid="001df4a6" style:font-weight-asian="bold" style:font-weight-complex="bold"/>
    </style:style>
    <style:style style:name="P12" style:family="paragraph" style:parent-style-name="Standard">
      <style:text-properties fo:font-weight="bold" officeooo:rsid="00039d50" officeooo:paragraph-rsid="00039d50" style:font-weight-asian="bold" style:font-weight-complex="bold"/>
    </style:style>
    <style:style style:name="P13" style:family="paragraph" style:parent-style-name="Standard">
      <style:text-properties fo:font-weight="bold" officeooo:rsid="00054fae" officeooo:paragraph-rsid="00054fae" style:font-weight-asian="bold" style:font-weight-complex="bold"/>
    </style:style>
    <style:style style:name="P14" style:family="paragraph" style:parent-style-name="Standard">
      <style:text-properties fo:font-weight="bold" officeooo:rsid="00060729" officeooo:paragraph-rsid="00060729" style:font-weight-asian="bold" style:font-weight-complex="bold"/>
    </style:style>
    <style:style style:name="P15" style:family="paragraph" style:parent-style-name="Standard">
      <style:text-properties fo:color="#000000" fo:font-weight="bold" officeooo:rsid="000c08f7" officeooo:paragraph-rsid="000c08f7" style:font-weight-asian="bold" style:font-weight-complex="bold"/>
    </style:style>
    <style:style style:name="P16" style:family="paragraph" style:parent-style-name="Standard">
      <style:text-properties fo:color="#000000" fo:font-weight="bold" officeooo:rsid="000c83b2" officeooo:paragraph-rsid="000c83b2" style:font-weight-asian="bold" style:font-weight-complex="bold"/>
    </style:style>
    <style:style style:name="P17" style:family="paragraph" style:parent-style-name="Standard">
      <style:text-properties fo:color="#000000" fo:font-weight="bold" officeooo:rsid="000f6d2d" officeooo:paragraph-rsid="0011223b" style:font-weight-asian="bold" style:font-weight-complex="bold"/>
    </style:style>
    <style:style style:name="P18" style:family="paragraph" style:parent-style-name="Standard" style:list-style-name="L2">
      <style:text-properties fo:font-weight="bold" officeooo:rsid="000b96c1" officeooo:paragraph-rsid="001df4a6" style:font-weight-asian="bold" style:font-weight-complex="bold"/>
    </style:style>
    <style:style style:name="P19" style:family="paragraph" style:parent-style-name="Standard" style:list-style-name="L2">
      <style:text-properties fo:font-weight="bold" officeooo:rsid="000c170f" officeooo:paragraph-rsid="001df4a6" style:font-weight-asian="bold" style:font-weight-complex="bold"/>
    </style:style>
    <style:style style:name="P20" style:family="paragraph" style:parent-style-name="Standard" style:list-style-name="L2">
      <style:text-properties fo:font-weight="bold" officeooo:rsid="000da5ac" officeooo:paragraph-rsid="001df4a6" style:font-weight-asian="bold" style:font-weight-complex="bold"/>
    </style:style>
    <style:style style:name="P21" style:family="paragraph" style:parent-style-name="Standard" style:list-style-name="L2">
      <style:text-properties fo:font-weight="bold" officeooo:rsid="000dd7a4" officeooo:paragraph-rsid="001df4a6" style:font-weight-asian="bold" style:font-weight-complex="bold"/>
    </style:style>
    <style:style style:name="P22" style:family="paragraph" style:parent-style-name="Standard" style:list-style-name="L2">
      <style:text-properties fo:font-weight="bold" officeooo:rsid="000f6d23" officeooo:paragraph-rsid="001df4a6" style:font-weight-asian="bold" style:font-weight-complex="bold"/>
    </style:style>
    <style:style style:name="P23" style:family="paragraph" style:parent-style-name="Standard" style:list-style-name="L3">
      <style:text-properties fo:font-weight="bold" officeooo:rsid="0011a7bc" officeooo:paragraph-rsid="001df4a6" style:font-weight-asian="bold" style:font-weight-complex="bold"/>
    </style:style>
    <style:style style:name="P24" style:family="paragraph" style:parent-style-name="Standard" style:list-style-name="L3">
      <style:text-properties fo:font-weight="bold" officeooo:rsid="001424b7" officeooo:paragraph-rsid="001df4a6" style:font-weight-asian="bold" style:font-weight-complex="bold"/>
    </style:style>
    <style:style style:name="P25" style:family="paragraph" style:parent-style-name="Standard" style:list-style-name="L3">
      <style:text-properties fo:font-weight="bold" officeooo:rsid="0015a0d9" officeooo:paragraph-rsid="001df4a6" style:font-weight-asian="bold" style:font-weight-complex="bold"/>
    </style:style>
    <style:style style:name="P26" style:family="paragraph" style:parent-style-name="Standard" style:list-style-name="L4">
      <style:text-properties fo:font-weight="bold" officeooo:rsid="001664b0" officeooo:paragraph-rsid="001df4a6" style:font-weight-asian="bold" style:font-weight-complex="bold"/>
    </style:style>
    <style:style style:name="P27" style:family="paragraph" style:parent-style-name="Standard" style:list-style-name="L4">
      <style:text-properties fo:font-weight="bold" officeooo:rsid="0018d228" officeooo:paragraph-rsid="001df4a6" style:font-weight-asian="bold" style:font-weight-complex="bold"/>
    </style:style>
    <style:style style:name="P28" style:family="paragraph" style:parent-style-name="Standard" style:list-style-name="L5">
      <style:text-properties fo:font-weight="bold" officeooo:rsid="001ca334" officeooo:paragraph-rsid="001df4a6" style:font-weight-asian="bold" style:font-weight-complex="bold"/>
    </style:style>
    <style:style style:name="P29" style:family="paragraph" style:parent-style-name="Standard" style:list-style-name="L6">
      <style:text-properties fo:font-weight="bold" officeooo:rsid="001ee040" officeooo:paragraph-rsid="001df4a6" style:font-weight-asian="bold" style:font-weight-complex="bold"/>
    </style:style>
    <style:style style:name="P30" style:family="paragraph" style:parent-style-name="Standard" style:list-style-name="L6">
      <style:text-properties fo:font-weight="bold" officeooo:rsid="001fb1f3" officeooo:paragraph-rsid="001df4a6" style:font-weight-asian="bold" style:font-weight-complex="bold"/>
    </style:style>
    <style:style style:name="P31" style:family="paragraph" style:parent-style-name="Standard" style:list-style-name="L7">
      <style:text-properties fo:font-weight="bold" officeooo:rsid="00237a0e" officeooo:paragraph-rsid="001df4a6" style:font-weight-asian="bold" style:font-weight-complex="bold"/>
    </style:style>
    <style:style style:name="P32" style:family="paragraph" style:parent-style-name="Standard">
      <style:text-properties fo:font-weight="bold" officeooo:rsid="0028209b" officeooo:paragraph-rsid="001df4a6" style:font-weight-asian="bold" style:font-weight-complex="bold"/>
    </style:style>
    <style:style style:name="P33" style:family="paragraph" style:parent-style-name="Standard" style:list-style-name="L10">
      <style:text-properties fo:font-weight="bold" officeooo:rsid="00001416" officeooo:paragraph-rsid="00001416" style:font-weight-asian="bold" style:font-weight-complex="bold"/>
    </style:style>
    <style:style style:name="P34" style:family="paragraph" style:parent-style-name="Standard">
      <style:text-properties fo:font-weight="bold" officeooo:rsid="00001416" officeooo:paragraph-rsid="001df4a6" style:font-weight-asian="bold" style:font-weight-complex="bold"/>
    </style:style>
    <style:style style:name="P35" style:family="paragraph" style:parent-style-name="Standard" style:list-style-name="L11">
      <style:text-properties fo:font-weight="bold" officeooo:rsid="00060729" officeooo:paragraph-rsid="00060729" style:font-weight-asian="bold" style:font-weight-complex="bold"/>
    </style:style>
    <style:style style:name="P36" style:family="paragraph" style:parent-style-name="Standard" style:list-style-name="L11">
      <style:text-properties fo:font-weight="bold" officeooo:rsid="0007c645" officeooo:paragraph-rsid="0007c645" style:font-weight-asian="bold" style:font-weight-complex="bold"/>
    </style:style>
    <style:style style:name="P37" style:family="paragraph" style:parent-style-name="Standard" style:list-style-name="L11">
      <style:text-properties fo:font-weight="bold" officeooo:rsid="0007d2f1" officeooo:paragraph-rsid="0007d2f1" style:font-weight-asian="bold" style:font-weight-complex="bold"/>
    </style:style>
    <style:style style:name="P38" style:family="paragraph" style:parent-style-name="Standard" style:list-style-name="L11">
      <style:text-properties fo:font-weight="bold" officeooo:rsid="000876c7" officeooo:paragraph-rsid="000876c7" style:font-weight-asian="bold" style:font-weight-complex="bold"/>
    </style:style>
    <style:style style:name="P39" style:family="paragraph" style:parent-style-name="Standard" style:list-style-name="L12">
      <style:text-properties fo:font-weight="bold" officeooo:rsid="00140383" officeooo:paragraph-rsid="00140383" style:font-weight-asian="bold" style:font-weight-complex="bold"/>
    </style:style>
    <style:style style:name="P40" style:family="paragraph" style:parent-style-name="Standard" style:list-style-name="L12">
      <style:text-properties fo:font-weight="bold" officeooo:rsid="0014a2a8" officeooo:paragraph-rsid="0014a2a8" style:font-weight-asian="bold" style:font-weight-complex="bold"/>
    </style:style>
    <style:style style:name="P41" style:family="paragraph" style:parent-style-name="Standard" style:list-style-name="L12">
      <style:text-properties fo:font-weight="bold" officeooo:rsid="0016d610" officeooo:paragraph-rsid="0016d610" style:font-weight-asian="bold" style:font-weight-complex="bold"/>
    </style:style>
    <style:style style:name="P42" style:family="paragraph" style:parent-style-name="Standard" style:list-style-name="L12">
      <style:text-properties fo:font-weight="bold" officeooo:rsid="001893ed" officeooo:paragraph-rsid="001893ed" style:font-weight-asian="bold" style:font-weight-complex="bold"/>
    </style:style>
    <style:style style:name="P43" style:family="paragraph" style:parent-style-name="Standard" style:list-style-name="L12">
      <style:text-properties fo:font-weight="bold" officeooo:rsid="001b107e" officeooo:paragraph-rsid="001b107e" style:font-weight-asian="bold" style:font-weight-complex="bold"/>
    </style:style>
    <style:style style:name="P44" style:family="paragraph" style:parent-style-name="Standard" style:list-style-name="L12">
      <style:text-properties fo:font-weight="bold" officeooo:rsid="001c843b" officeooo:paragraph-rsid="001c843b" style:font-weight-asian="bold" style:font-weight-complex="bold"/>
    </style:style>
    <style:style style:name="P45" style:family="paragraph" style:parent-style-name="Standard" style:list-style-name="L1">
      <style:text-properties fo:font-weight="normal" officeooo:rsid="000a0e8c" officeooo:paragraph-rsid="001df4a6" style:font-weight-asian="normal" style:font-weight-complex="normal"/>
    </style:style>
    <style:style style:name="P46" style:family="paragraph" style:parent-style-name="Standard">
      <style:text-properties fo:font-weight="normal" officeooo:rsid="000a0e8c" officeooo:paragraph-rsid="001df4a6" style:font-weight-asian="normal" style:font-weight-complex="normal"/>
    </style:style>
    <style:style style:name="P47" style:family="paragraph" style:parent-style-name="Standard">
      <style:text-properties fo:font-weight="normal" officeooo:rsid="00022ca1" officeooo:paragraph-rsid="00001416" style:font-weight-asian="normal" style:font-weight-complex="normal"/>
    </style:style>
    <style:style style:name="P48" style:family="paragraph" style:parent-style-name="Standard">
      <style:text-properties fo:font-weight="normal" officeooo:rsid="00039d50" officeooo:paragraph-rsid="00039d50" style:font-weight-asian="normal" style:font-weight-complex="normal"/>
    </style:style>
    <style:style style:name="P49" style:family="paragraph" style:parent-style-name="Standard">
      <style:text-properties fo:font-weight="normal" officeooo:rsid="00054fae" officeooo:paragraph-rsid="00054fae" style:font-weight-asian="normal" style:font-weight-complex="normal"/>
    </style:style>
    <style:style style:name="P50" style:family="paragraph" style:parent-style-name="Standard" style:list-style-name="L11">
      <style:text-properties fo:font-weight="normal" officeooo:rsid="00060729" officeooo:paragraph-rsid="00060729" style:font-weight-asian="normal" style:font-weight-complex="normal"/>
    </style:style>
    <style:style style:name="P51" style:family="paragraph" style:parent-style-name="Standard" style:list-style-name="L11">
      <style:text-properties fo:font-weight="normal" officeooo:rsid="0006451e" officeooo:paragraph-rsid="0006451e" style:font-weight-asian="normal" style:font-weight-complex="normal"/>
    </style:style>
    <style:style style:name="P52" style:family="paragraph" style:parent-style-name="Standard" style:list-style-name="L2">
      <style:text-properties style:text-underline-style="none" fo:font-weight="normal" officeooo:rsid="000da5ac" officeooo:paragraph-rsid="001df4a6" style:font-weight-asian="normal" style:font-weight-complex="normal"/>
    </style:style>
    <style:style style:name="P53" style:family="paragraph" style:parent-style-name="Standard" style:list-style-name="L2">
      <style:text-properties fo:font-style="normal" style:text-underline-style="none" fo:font-weight="normal" officeooo:rsid="000da5ac" officeooo:paragraph-rsid="001df4a6" style:font-style-asian="normal" style:font-weight-asian="normal" style:font-style-complex="normal" style:font-weight-complex="normal"/>
    </style:style>
    <style:style style:name="P54" style:family="paragraph" style:parent-style-name="Standard" style:list-style-name="L2">
      <style:text-properties fo:font-style="normal" style:text-underline-style="none" fo:font-weight="normal" officeooo:rsid="000daa2d" officeooo:paragraph-rsid="001df4a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0f6d23" officeooo:paragraph-rsid="001df4a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15a0d9" officeooo:paragraph-rsid="001df4a6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text-properties fo:font-style="normal" style:text-underline-style="none" fo:font-weight="normal" officeooo:rsid="0017e393" officeooo:paragraph-rsid="001df4a6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text-properties fo:font-style="normal" style:text-underline-style="none" fo:font-weight="normal" officeooo:rsid="001e6d9f" officeooo:paragraph-rsid="001df4a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18d228" officeooo:paragraph-rsid="001df4a6" style:font-style-asian="normal" style:font-weight-asian="normal" style:font-style-complex="normal" style:font-weight-complex="normal"/>
    </style:style>
    <style:style style:name="P60" style:family="paragraph" style:parent-style-name="Standard" style:list-style-name="L5">
      <style:text-properties fo:font-style="normal" style:text-underline-style="none" fo:font-weight="normal" officeooo:rsid="001da473" officeooo:paragraph-rsid="001df4a6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1da473" officeooo:paragraph-rsid="001df4a6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222b38" officeooo:paragraph-rsid="001df4a6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text-properties fo:font-style="normal" style:text-underline-style="none" fo:font-weight="normal" officeooo:rsid="00237a0e" officeooo:paragraph-rsid="001df4a6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237a0e" officeooo:paragraph-rsid="001df4a6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26950c" officeooo:paragraph-rsid="001df4a6" style:font-style-asian="normal" style:font-weight-asian="normal" style:font-style-complex="normal" style:font-weight-complex="normal"/>
    </style:style>
    <style:style style:name="P66" style:family="paragraph" style:parent-style-name="Standard" style:list-style-name="L8">
      <style:text-properties fo:font-style="normal" style:text-underline-style="none" fo:font-weight="normal" officeooo:rsid="0027bd3f" officeooo:paragraph-rsid="001df4a6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27bd3f" officeooo:paragraph-rsid="001df4a6" style:font-style-asian="normal" style:font-weight-asian="normal" style:font-style-complex="normal" style:font-weight-complex="normal"/>
    </style:style>
    <style:style style:name="P68" style:family="paragraph" style:parent-style-name="Standard" style:list-style-name="L9">
      <style:text-properties fo:font-style="normal" style:text-underline-style="none" fo:font-weight="normal" officeooo:rsid="0028209b" officeooo:paragraph-rsid="001df4a6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28209b" officeooo:paragraph-rsid="001df4a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ed1c24" fo:font-style="normal" fo:font-weight="normal" officeooo:rsid="000876c7" officeooo:paragraph-rsid="000876c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fo:font-style="normal" fo:font-weight="normal" officeooo:rsid="000c08f7" officeooo:paragraph-rsid="000c08f7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fo:font-style="normal" fo:font-weight="normal" officeooo:rsid="000e45c8" officeooo:paragraph-rsid="000c83b2" style:font-style-asian="normal" style:font-weight-asian="normal" style:font-style-complex="normal" style:font-weight-complex="normal"/>
    </style:style>
    <style:style style:name="P73" style:family="paragraph" style:parent-style-name="Standard" style:list-style-name="L12">
      <style:text-properties fo:color="#000000" fo:font-style="normal" fo:font-weight="normal" officeooo:rsid="00130c02" officeooo:paragraph-rsid="00130c02" style:font-style-asian="normal" style:font-weight-asian="normal" style:font-style-complex="normal" style:font-weight-complex="normal"/>
    </style:style>
    <style:style style:name="P74" style:family="paragraph" style:parent-style-name="Standard" style:list-style-name="L12">
      <style:text-properties fo:color="#000000" fo:font-style="normal" fo:font-weight="normal" officeooo:rsid="0014a2a8" officeooo:paragraph-rsid="0014a2a8" style:font-style-asian="normal" style:font-weight-asian="normal" style:font-style-complex="normal" style:font-weight-complex="normal"/>
    </style:style>
    <style:style style:name="P75" style:family="paragraph" style:parent-style-name="Standard" style:list-style-name="L12">
      <style:text-properties fo:color="#000000" fo:font-style="normal" fo:font-weight="normal" officeooo:rsid="0016d610" officeooo:paragraph-rsid="0016d610" style:font-style-asian="normal" style:font-weight-asian="normal" style:font-style-complex="normal" style:font-weight-complex="normal"/>
    </style:style>
    <style:style style:name="P76" style:family="paragraph" style:parent-style-name="Standard" style:list-style-name="L12">
      <style:text-properties fo:color="#000000" fo:font-style="normal" fo:font-weight="normal" officeooo:rsid="001b107e" officeooo:paragraph-rsid="001b107e" style:font-style-asian="normal" style:font-weight-asian="normal" style:font-style-complex="normal" style:font-weight-complex="normal"/>
    </style:style>
    <style:style style:name="P77" style:family="paragraph" style:parent-style-name="Standard" style:list-style-name="L12">
      <style:text-properties officeooo:paragraph-rsid="0011223b"/>
    </style:style>
    <style:style style:name="P78" style:family="paragraph" style:parent-style-name="Standard" style:list-style-name="L12">
      <style:text-properties officeooo:rsid="0011d874" officeooo:paragraph-rsid="0011d874"/>
    </style:style>
    <style:style style:name="P79" style:family="paragraph" style:parent-style-name="Standard" style:list-style-name="L12">
      <style:text-properties officeooo:rsid="0011223b" officeooo:paragraph-rsid="0011223b"/>
    </style:style>
    <style:style style:name="P80" style:family="paragraph" style:parent-style-name="Standard" style:list-style-name="L12">
      <style:text-properties officeooo:rsid="00112d5f" officeooo:paragraph-rsid="00112d5f"/>
    </style:style>
    <style:style style:name="P81" style:family="paragraph" style:parent-style-name="Standard" style:list-style-name="L12">
      <style:text-properties officeooo:rsid="00130c02" officeooo:paragraph-rsid="00130c02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d07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22b38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37a0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5092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367ba" fo:background-color="#fff200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22b38" style:font-style-asian="normal" style:font-style-complex="normal"/>
    </style:style>
    <style:style style:name="T10" style:family="text">
      <style:text-properties fo:font-style="normal" style:text-underline-style="none" fo:background-color="#fff200" loext:char-shading-value="0" style:font-style-asian="normal" style:font-style-complex="normal"/>
    </style:style>
    <style:style style:name="T11" style:family="text">
      <style:text-properties fo:font-style="normal" style:text-underline-style="none" officeooo:rsid="001367ba" fo:background-color="#fff200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45c8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e45c8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a3d1f" style:font-weight-asian="normal" style:font-weight-complex="normal"/>
    </style:style>
    <style:style style:name="T18" style:family="text">
      <style:text-properties fo:font-weight="normal" officeooo:rsid="00022ca1" style:font-weight-asian="normal" style:font-weight-complex="normal"/>
    </style:style>
    <style:style style:name="T19" style:family="text">
      <style:text-properties fo:font-weight="normal" officeooo:rsid="0009a00e" style:font-weight-asian="normal" style:font-weight-complex="normal"/>
    </style:style>
    <style:style style:name="T20" style:family="text">
      <style:text-properties fo:font-weight="normal" fo:background-color="#fff200" loext:char-shading-value="0" style:font-weight-asian="normal" style:font-weight-complex="normal"/>
    </style:style>
    <style:style style:name="T21" style:family="text">
      <style:text-properties fo:background-color="#fff200" loext:char-shading-value="0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0f6d2d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11223b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101b34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14a2a8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0112d5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011d874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style:font-style-asian="normal" style:font-style-complex="normal"/>
    </style:style>
    <style:style style:name="T3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000000" fo:font-style="normal" fo:font-weight="bold" officeooo:rsid="000f6d2d" style:font-style-asian="normal" style:font-weight-asian="bold" style:font-style-complex="normal" style:font-weight-complex="bold"/>
    </style:style>
    <style:style style:name="T37" style:family="text">
      <style:text-properties fo:color="#000000" fo:font-style="normal" fo:font-weight="bold" officeooo:rsid="00101b34" style:font-style-asian="normal" style:font-weight-asian="bold" style:font-style-complex="normal" style:font-weight-complex="bold"/>
    </style:style>
    <style:style style:name="T38" style:family="text">
      <style:text-properties fo:color="#000000" fo:font-style="normal" fo:font-weight="bold" officeooo:rsid="0014a2a8" style:font-style-asian="normal" style:font-weight-asian="bold" style:font-style-complex="normal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0066b3"/>
    </style:style>
    <style:style style:name="T41" style:family="text">
      <style:text-properties fo:color="#0066b3" fo:font-weight="normal" officeooo:rsid="00022ca1" style:font-weight-asian="normal" style:font-weight-complex="normal"/>
    </style:style>
    <style:style style:name="T42" style:family="text">
      <style:text-properties fo:color="#0066b3" fo:font-style="normal" style:font-style-asian="normal" style:font-style-complex="normal"/>
    </style:style>
    <style:style style:name="T43" style:family="text">
      <style:text-properties fo:color="#ed1c24"/>
    </style:style>
    <style:style style:name="T44" style:family="text">
      <style:text-properties fo:color="#ed1c24" fo:font-weight="normal" officeooo:rsid="00022ca1" style:font-weight-asian="normal" style:font-weight-complex="normal"/>
    </style:style>
    <style:style style:name="T45" style:family="text">
      <style:text-properties fo:color="#ed1c24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ed1c24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ágios de integração<text:span text:style-name="T16"> </text:span><text:span text:style-name="T17">(da menor integração à maior)</text:span><text:span text:style-name="T16">:</text:span></text:p>
      <text:list xml:id="list3615831471" text:style-name="L1">
        <text:list-item>
          <text:p text:style-name="P45">ALC;</text:p>
        </text:list-item>
        <text:list-item>
          <text:p text:style-name="P45">União Aduaneira;</text:p>
        </text:list-item>
        <text:list-item>
          <text:p text:style-name="P45">Mercado Comum;</text:p>
        </text:list-item>
        <text:list-item>
          <text:p text:style-name="P45">União Econômica; e</text:p>
        </text:list-item>
        <text:list-item>
          <text:p text:style-name="P45">Integração Econômica Total.</text:p>
        </text:list-item>
      </text:list>
      <text:p text:style-name="P46"/>
      <text:p text:style-name="P4">ALC<text:span text:style-name="T16">:</text:span></text:p>
      <text:list xml:id="list3581978279" text:style-name="L2">
        <text:list-item>
          <text:p text:style-name="P18"><text:span text:style-name="T20">livre circulação de </text:span><text:span text:style-name="T21">mercadorias e serviços</text:span><text:span text:style-name="T16">;</text:span></text:p>
        </text:list-item>
        <text:list-item>
          <text:p text:style-name="P19"><text:span text:style-name="T16">Art. XXIV do GATT: existe ALC quando são </text:span><text:span text:style-name="T23">eliminadas tarifas e outras regulações restritivas sobre </text:span><text:span text:style-name="T22">substancialmente todo o comércio</text:span><text:span text:style-name="T24">;</text:span></text:p>
        </text:list-item>
        <text:list-item>
          <text:p text:style-name="P52">permite-se algumas restrições:</text:p>
          <text:list>
            <text:list-item>
              <text:p text:style-name="P52">restrições quantitativas;</text:p>
            </text:list-item>
            <text:list-item>
              <text:p text:style-name="P20"><text:span text:style-name="T24">restrições em razão de </text:span><text:span text:style-name="T25">déficits</text:span><text:span text:style-name="T1"> no Balanço de Pagamentos;</text:span></text:p>
            </text:list-item>
            <text:list-item>
              <text:p text:style-name="P53">cotas devem ser aplicadas de forma não discriminatória;</text:p>
            </text:list-item>
            <text:list-item>
              <text:p text:style-name="P20"><text:span text:style-name="T1">se há </text:span><text:span text:style-name="T25">déficit</text:span><text:span text:style-name="T1"> no Balanço de Pagamentos cotas </text:span><text:span text:style-name="T8">podem</text:span><text:span text:style-name="T1"> ser discriminatórias;</text:span></text:p>
            </text:list-item>
            <text:list-item>
              <text:p text:style-name="P54">cumprir obrigações junto ao FMI permite descumprir normas do GATT;</text:p>
            </text:list-item>
            <text:list-item>
              <text:p text:style-name="P54">restrições comerciais para: proteger a segurança e saúde das pessoas, plantas e animais, a moralidade pública, e o meio ambiente;</text:p>
            </text:list-item>
          </text:list>
        </text:list-item>
        <text:list-item>
          <text:p text:style-name="P21"><text:span text:style-name="T8">não</text:span><text:span text:style-name="T1"> é possível aplicar medidas de </text:span><text:span text:style-name="T8">defesa comercial</text:span><text:span text:style-name="T1"> entre países dentro de um bloco regional (apenas na teoria, porque na prática isso ocorre);</text:span></text:p>
        </text:list-item>
        <text:list-item>
          <text:p text:style-name="P22"><text:span text:style-name="T8">é possível</text:span><text:span text:style-name="T1"> aplicar restrições comerciais intrabloco por </text:span><text:span text:style-name="T8">razões de segurança nacional</text:span><text:span text:style-name="T1">.</text:span></text:p>
        </text:list-item>
      </text:list>
      <text:p text:style-name="P55"/>
      <text:p text:style-name="P5"><text:span text:style-name="T8">União Aduaneira</text:span><text:span text:style-name="T1">:</text:span></text:p>
      <text:list xml:id="list1597002638" text:style-name="L3">
        <text:list-item>
          <text:p text:style-name="P23"><text:span text:style-name="T6">harmonização da política </text:span><text:span text:style-name="T10">comercial</text:span><text:span text:style-name="T6"> em relação a terceiros países </text:span><text:span text:style-name="T7">(</text:span><text:span text:style-name="T11">TEC</text:span><text:span text:style-name="T7">)</text:span><text:span text:style-name="T1">;</text:span></text:p>
        </text:list-item>
        <text:list-item>
          <text:p text:style-name="P24"><text:span text:style-name="T1">MERCOSUL e Comunidade Andina são uniões aduaneiras </text:span><text:span text:style-name="T8">imperfeitas</text:span><text:span text:style-name="T1">, pois normas de comércio exterior não são as mesmas entre os países e há diversos “furos” na TEC;</text:span></text:p>
        </text:list-item>
        <text:list-item>
          <text:p text:style-name="P25"><text:span text:style-name="T1">OMC: as tarifas e regulações, na criação de uma União Aduaneira, </text:span><text:span text:style-name="T8">não</text:span><text:span text:style-name="T1"> podem ser mais restritivas em seu conjunto do que as restrições aplicáveis pelos seus integrantes antes da constituição do bloco regional.</text:span></text:p>
        </text:list-item>
      </text:list>
      <text:p text:style-name="P56"/>
      <text:p text:style-name="P6"><text:span text:style-name="T8">Mercado Comum</text:span><text:span text:style-name="T1">:</text:span></text:p>
      <text:list xml:id="list567808915" text:style-name="L4">
        <text:list-item>
          <text:p text:style-name="P26"><text:span text:style-name="T6">livre circulação dos fatores de produção</text:span><text:span text:style-name="T1">;</text:span></text:p>
        </text:list-item>
        <text:list-item>
          <text:p text:style-name="P57">“4 liberdades do mercado”: livre circulação de bens, serviços, capitais e mão de obra;</text:p>
        </text:list-item>
        <text:list-item>
          <text:p text:style-name="P27"><text:span text:style-name="T1">harmonização das políticas </text:span><text:span text:style-name="T8">previdenciária, trabalhista e de capitais</text:span><text:span text:style-name="T1">;</text:span></text:p>
        </text:list-item>
        <text:list-item>
          <text:p text:style-name="P58">proximidade geográfica é fator essencial para seu sucesso;</text:p>
        </text:list-item>
      </text:list>
      <text:p text:style-name="P59"/>
      <text:p text:style-name="P7"><text:span text:style-name="T8">União Econômica</text:span><text:span text:style-name="T1">:</text:span></text:p>
      <text:list xml:id="list1691246045" text:style-name="L5">
        <text:list-item>
          <text:p text:style-name="P28"><text:span text:style-name="T6">harmonização das políticas </text:span><text:span text:style-name="T10">econômicas</text:span><text:span text:style-name="T6"> (cambial, monetária e fiscal)</text:span><text:span text:style-name="T1">;</text:span></text:p>
        </text:list-item>
        <text:list-item>
          <text:p text:style-name="P60">proximidade geográfica é fator essencial para seu sucesso.</text:p>
        </text:list-item>
      </text:list>
      <text:p text:style-name="P61"/>
      <text:p text:style-name="P8"><text:span text:style-name="T8">Integração Econômica Total</text:span><text:span text:style-name="T1">:</text:span></text:p>
      <text:list xml:id="list768149703" text:style-name="L6">
        <text:list-item>
          <text:p text:style-name="P29"><text:span text:style-name="T8">unificação ou equalização</text:span><text:span text:style-name="T1"> das políticas </text:span><text:span text:style-name="T8">econômicas</text:span><text:span text:style-name="T1">;</text:span></text:p>
        </text:list-item>
        <text:list-item>
          <text:p text:style-name="P30"><text:span text:style-name="T1">necessária existência de </text:span><text:span text:style-name="T8">órgão supranacional </text:span><text:span text:style-name="T2">(abdicação de parte da soberania de cada membro) →</text:span><text:span text:style-name="T3"> eficácia e aplicabilidade imediata de suas decisões nos membros.</text:span></text:p>
        </text:list-item>
      </text:list>
      <text:p text:style-name="P62"/>
      <text:p text:style-name="P9"><text:span text:style-name="T9">Z</text:span><text:span text:style-name="T8">onas de Preferência Tarifária</text:span><text:span text:style-name="T1">: acordos comerciais de concessão mútua de preferências tarifárias. Não está na teoria de Bela Balassa, mas pode ser considerada como o estágio mais inicial de integração. </text:span><text:span text:style-name="T4">Para a prova:</text:span></text:p>
      <text:list xml:id="list1179613201" text:style-name="L7">
        <text:list-item>
          <text:p text:style-name="P31"><text:span text:style-name="T1">se questão mencionar a teoria de Balassa, </text:span><text:span text:style-name="T8">não</text:span><text:span text:style-name="T1"> consider</text:span><text:span text:style-name="T5">á-las </text:span><text:span text:style-name="T1">como estágio de integração;</text:span></text:p>
        </text:list-item>
        <text:list-item>
          <text:p text:style-name="P63"><text:soft-page-break/>se questão não mencionar nenhum autor específico, considerá-las como estágio de integração.</text:p>
        </text:list-item>
      </text:list>
      <text:p text:style-name="P64"/>
      <text:p text:style-name="P10"><text:span text:style-name="T1">Em que pese a coordenação de políticas macroeconômicas </text:span><text:span text:style-name="T8">não</text:span><text:span text:style-name="T1"> ser uma característica das </text:span><text:span text:style-name="T8">zonas de preferência tarifárias</text:span><text:span text:style-name="T1">, quando as preferências tarifárias compreenderem </text:span><text:span text:style-name="T8">a maior parte da pauta do comércio no interior de um bloco regional</text:span><text:span text:style-name="T1">, a doutrina considera que será necessária a coordenação de políticas macroeconômicas.</text:span></text:p>
      <text:p text:style-name="P65"/>
      <text:p text:style-name="P11"><text:span text:style-name="T8">Efeitos econoômicos da integração regional</text:span><text:span text:style-name="T1">:</text:span></text:p>
      <text:list xml:id="list925978046" text:style-name="L8">
        <text:list-item>
          <text:p text:style-name="P66">dinâmicos → crescimento e desenvolvimento econômico;</text:p>
        </text:list-item>
        <text:list-item>
          <text:p text:style-name="P66">estáticos → deslocamento geográfico da produção.</text:p>
        </text:list-item>
      </text:list>
      <text:p text:style-name="P67"/>
      <text:p text:style-name="P2"><text:span text:style-name="T1">Efeitos </text:span><text:span text:style-name="T8">dinâmicos</text:span><text:span text:style-name="T1">:</text:span></text:p>
      <text:list xml:id="list149858524" text:style-name="L9">
        <text:list-item>
          <text:p text:style-name="P68">aumento da concorrência → ganhos de eficiência → incentivo à inovação → desenvolvimento tecnológico;</text:p>
        </text:list-item>
        <text:list-item>
          <text:p text:style-name="P68">ampliação do mercado consumidor → ganhos de escala → aumento do fluxo comercial → especialização da produção → geração da complementaridade entre economias;</text:p>
        </text:list-item>
        <text:list-item>
          <text:p text:style-name="P68">aumento da oferta de bens → redução de preços → aumento do bem-estar do consumidor;</text:p>
        </text:list-item>
        <text:list-item>
          <text:p text:style-name="P68">aumento do investimento estrangeiro direto;</text:p>
        </text:list-item>
        <text:list-item>
          <text:p text:style-name="P68">maior poder de negociação em nível internacional.</text:p>
        </text:list-item>
      </text:list>
      <text:p text:style-name="P69"/>
      <text:p text:style-name="P2"><text:span text:style-name="T1">País grande é capaz de afetar preços dos exportadores estrangeiros. Quando impõe uma tarifa sobre suas importações, ele </text:span><text:span text:style-name="T8">piora os termos de troca</text:span><text:span text:style-name="T1"> (exportações/importações) </text:span><text:span text:style-name="T8">dos outros países</text:span><text:span text:style-name="T1"> e melhora seus próprios termos de troca.</text:span></text:p>
      <text:p text:style-name="P2"><text:span text:style-name="T1"/></text:p>
      <text:p text:style-name="P34"><text:span text:style-name="T1">O efeito </text:span>estático<text:span text:style-name="T1"> é o </text:span>deslocamento geográfico da produção<text:span text:style-name="T1">, que pode gerar 2 situações:</text:span></text:p>
      <text:list xml:id="list1814898658" text:style-name="L10">
        <text:list-item>
          <text:p text:style-name="P33">criação de comércio<text:span text:style-name="T16"> → produção sai de local de custo </text:span>maior<text:span text:style-name="T16"> e vai para local de custo </text:span>menor<text:span text:style-name="T16"> → </text:span><text:span text:style-name="T40">gera bem-estar à sociedade</text:span><text:span text:style-name="T16">; </text:span><text:span text:style-name="T41">[sai do menos eficiente ao mais eficiente]</text:span></text:p>
        </text:list-item>
        <text:list-item>
          <text:p text:style-name="P33">desvio de comércio<text:span text:style-name="T16"> → produção sai de local de custo </text:span>menor<text:span text:style-name="T16"> e vai para local de custo </text:span>maior<text:span text:style-name="T16"> → </text:span><text:span text:style-name="T43">gera perda de bem-estar à sociedade</text:span><text:span text:style-name="T16">. </text:span><text:span text:style-name="T44">[sai do mais eficiente ao menos eficiente]</text:span></text:p>
        </text:list-item>
      </text:list>
      <text:p text:style-name="P47"/>
      <text:p text:style-name="P12"><text:span text:style-name="T18">A </text:span><text:span text:style-name="T16">proliferação dos acordos regionais representa um risco à consecução dos objetivos principais do sistema multilateral de comércio.</text:span></text:p>
      <text:p text:style-name="P48"/>
      <text:p text:style-name="P13">Regionalismo aberto<text:span text:style-name="T16"> → compatibilizar liberalização do comércio intrabloco com a liberalização comercial em relação a terceiros países.</text:span></text:p>
      <text:p text:style-name="P49"/>
      <text:p text:style-name="P14">NAFTA<text:span text:style-name="T16">:</text:span></text:p>
      <text:list xml:id="list4064469056" text:style-name="L11">
        <text:list-item>
          <text:p text:style-name="P50">ALC;</text:p>
        </text:list-item>
        <text:list-item>
          <text:p text:style-name="P50">não abrange a totalidade de bens e serviços;</text:p>
        </text:list-item>
        <text:list-item>
          <text:p text:style-name="P50">permite aplicação de medidas de defesa comercial intrabloco;</text:p>
        </text:list-item>
        <text:list-item>
          <text:p text:style-name="P35"><text:span text:style-name="T16">no setor </text:span>agrícola<text:span text:style-name="T16">, foram estabelecidas regras específicas para cada relação bilateral (US-CA, US-MX, MX-CA);</text:span></text:p>
        </text:list-item>
        <text:list-item>
          <text:p text:style-name="P51">promoção da competição justa (possui políticas de concorrência), mas permite empresas estatais e monopólios privados, sujeitas a condições;</text:p>
        </text:list-item>
        <text:list-item>
          <text:p text:style-name="P51">proteção à propriedade intelectual;</text:p>
        </text:list-item>
        <text:list-item>
          <text:p text:style-name="P36"><text:span text:style-name="T16">possui um sistema de solução de controvérsias </text:span><text:span text:style-name="T19">(Secretariado do NAFTA)</text:span><text:span text:style-name="T16">;</text:span></text:p>
        </text:list-item>
        <text:list-item>
          <text:p text:style-name="P37">não<text:span text:style-name="T16"> está em total conformidade com a OMC → admite aplicação mútua de direitos </text:span><text:span text:style-name="T26">antidumping</text:span><text:span text:style-name="T12">, o que é vedado pelo art. XXIV do GATT;</text:span></text:p>
        </text:list-item>
        <text:list-item>
          <text:p text:style-name="P38"><text:soft-page-break/><text:span text:style-name="T12">questões ambientais e trabalhistas são objeto de acordos complementares ao NAFTA. </text:span><text:span text:style-name="T45">[se a questão disser que o NAFTA trata de questões ambientais e trabalhistas, é possível considerá-la correta, mas verificar com atenção demais alternativas]</text:span></text:p>
        </text:list-item>
      </text:list>
      <text:p text:style-name="P70"/>
      <text:p text:style-name="P15"><text:span text:style-name="T46">Qualquer</text:span><text:span text:style-name="T14"> processo de integração regional implica, em certa medida, a </text:span><text:span text:style-name="T42">harmonização de legislações nacionais</text:span><text:span text:style-name="T12">.</text:span></text:p>
      <text:p text:style-name="P71"/>
      <text:p text:style-name="P16"><text:span text:style-name="T14">ALALC</text:span><text:span text:style-name="T12"> → objetivava estabelecer um Mercado Comum, começando como uma ALC integrada por AR, BO, BR, CL, CO, EC, MX, PY, PE, UR, VE, mas não deu certo e sequer virou uma ALC. </text:span><text:span text:style-name="T13">Um dos motivos foi não considerar a diferença de desenvolvimento entre seus membros.</text:span></text:p>
      <text:p text:style-name="P72"/>
      <text:p text:style-name="P17"><text:span text:style-name="T15">A</text:span><text:span text:style-name="T14">LADI</text:span><text:span text:style-name="T12">:</text:span></text:p>
      <text:list xml:id="list764359077" text:style-name="L12">
        <text:list-item>
          <text:p text:style-name="P78"><text:span text:style-name="T28">T</text:span><text:span text:style-name="T27">ratado de Montevidéu;</text:span></text:p>
        </text:list-item>
        <text:list-item>
          <text:p text:style-name="P77"><text:span text:style-name="T28">14 países das 3 américas (US e CA </text:span><text:span text:style-name="T36">não</text:span><text:span text:style-name="T28">), sendo Panamá e Nicarágua as duas mais novas adesões;</text:span></text:p>
        </text:list-item>
        <text:list-item>
          <text:p text:style-name="P77"><text:span text:style-name="T29">o</text:span><text:span text:style-name="T30">bjetiva </text:span><text:span text:style-name="T37">Mercado Comum</text:span><text:span text:style-name="T30"> latino-americano, </text:span><text:span text:style-name="T31">mas atualmente é apenas uma </text:span><text:span text:style-name="T38">ZPT</text:span><text:span text:style-name="T30">;</text:span></text:p>
        </text:list-item>
        <text:list-item>
          <text:p text:style-name="P77"><text:span text:style-name="T30">mecanismos </text:span><text:span text:style-name="T37">mais flexíveis</text:span><text:span text:style-name="T30"> que a ALALC;</text:span></text:p>
        </text:list-item>
        <text:list-item>
          <text:p text:style-name="P79"><text:span text:style-name="T30">m</text:span><text:span text:style-name="T27">embros </text:span><text:span text:style-name="T35">não</text:span><text:span text:style-name="T27"> precisam obedecer a NMF em sentido estrit</text:span><text:span text:style-name="T32">o;</text:span></text:p>
        </text:list-item>
        <text:list-item>
          <text:p text:style-name="P80"><text:span text:style-name="T27">foi estabelecida uma </text:span><text:span text:style-name="T35">área de preferências econômicas</text:span><text:span text:style-name="T27">, composta por:</text:span></text:p>
          <text:list>
            <text:list-item>
              <text:p text:style-name="P80"><text:span text:style-name="T27">preferência tarifária regional; </text:span><text:span text:style-name="T33">[produtos originários da ALADI têm preferência tarifária no comércio intrabloco]</text:span></text:p>
            </text:list-item>
            <text:list-item>
              <text:p text:style-name="P80"><text:span text:style-name="T27">acordos de alcance regional; </text:span><text:span text:style-name="T33">[abrange a totalidade da ALADI]</text:span></text:p>
            </text:list-item>
            <text:list-item>
              <text:p text:style-name="P80"><text:span text:style-name="T27">acordos de alcance parcial; </text:span><text:span text:style-name="T33">[abrange apenas alguns membros da ALADI];</text:span></text:p>
            </text:list-item>
          </text:list>
        </text:list-item>
        <text:list-item>
          <text:p text:style-name="P81"><text:span text:style-name="T33">n</text:span><text:span text:style-name="T27">ormas gerais p/ </text:span><text:span text:style-name="T35">acordos de alcance parcial</text:span><text:span text:style-name="T27">:</text:span></text:p>
          <text:list>
            <text:list-item>
              <text:p text:style-name="P73">abertos a adesão de outros membros da ALADI;</text:p>
            </text:list-item>
            <text:list-item>
              <text:p text:style-name="P73">cláusulas de convergência;</text:p>
            </text:list-item>
            <text:list-item>
              <text:p text:style-name="P73">tratamento especial e diferenciado aos PMDR’s;</text:p>
            </text:list-item>
            <text:list-item>
              <text:p text:style-name="P73">mínimo 1 ano de duração;</text:p>
            </text:list-item>
            <text:list-item>
              <text:p text:style-name="P73">podem ter normas específicas sobre regras de origem, salvaguarda, etc;</text:p>
            </text:list-item>
          </text:list>
        </text:list-item>
        <text:list-item>
          <text:p text:style-name="P39"><text:span text:style-name="T34">não</text:span><text:span text:style-name="T27"> negocia em conjunto em foros internacionais, cada país negocia isoladamente;</text:span></text:p>
        </text:list-item>
        <text:list-item>
          <text:p text:style-name="P74">princípios:</text:p>
          <text:list>
            <text:list-item>
              <text:p text:style-name="P40"><text:span text:style-name="T27">pluralidade;</text:span><text:span text:style-name="T45"> [heterogeneidade política e econômica]</text:span></text:p>
            </text:list-item>
            <text:list-item>
              <text:p text:style-name="P74">convergência/granularidade;</text:p>
            </text:list-item>
            <text:list-item>
              <text:p text:style-name="P75">flexibilidade;</text:p>
            </text:list-item>
            <text:list-item>
              <text:p text:style-name="P42"><text:span text:style-name="T27">multiplicidade; </text:span><text:span text:style-name="T45">[diferentes formas de concertação entre países]</text:span></text:p>
            </text:list-item>
            <text:list-item>
              <text:p text:style-name="P41"><text:span text:style-name="T27">tratamento diferenciado; </text:span><text:span text:style-name="T45">[aos PMDR’s]</text:span></text:p>
            </text:list-item>
          </text:list>
        </text:list-item>
        <text:list-item>
          <text:p text:style-name="P75">PMDR’s → BO, EC, PY, NI;</text:p>
        </text:list-item>
        <text:list-item>
          <text:p text:style-name="P75">PDI’s → CO, CL, PE, UR, VE, CU, PA;</text:p>
        </text:list-item>
        <text:list-item>
          <text:p text:style-name="P75">outros países → AR, BR, MX;</text:p>
        </text:list-item>
        <text:list-item>
          <text:p text:style-name="P43"><text:span text:style-name="T34">regras de origem</text:span><text:span text:style-name="T27"> da ALADI:</text:span></text:p>
          <text:list>
            <text:list-item>
              <text:p text:style-name="P76">integral produção em membro;</text:p>
            </text:list-item>
            <text:list-item>
              <text:p text:style-name="P76">salto tarifário;</text:p>
            </text:list-item>
            <text:list-item>
              <text:p text:style-name="P76">industrializado que, mesmo sem salto tarifário, corresponde a, no mínimo, 50% de valor agregado;</text:p>
            </text:list-item>
            <text:list-item>
              <text:p text:style-name="P44"><text:span text:style-name="T27">montagem e ensamblagem </text:span><text:span text:style-name="T34">não</text:span><text:span text:style-name="T27"> são suficientes, por si só, p/ atribuir origem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8ec7" officeooo:paragraph-rsid="001c8e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ntegração region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7:54.028000000</meta:creation-date>
    <dc:date>2018-06-05T20:30:01.441000000</dc:date>
    <meta:editing-duration>PT55M58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96" meta:word-count="1111" meta:character-count="7053" meta:non-whitespace-character-count="6114"/>
  </office:meta>
</office:document-meta>
</file>